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9.31pt"/>
    </style:style>
    <style:style style:name="co2" style:family="table-column">
      <style:table-column-properties fo:break-before="auto" style:column-width="135.41pt"/>
    </style:style>
    <style:style style:name="co3" style:family="table-column">
      <style:table-column-properties fo:break-before="auto" style:column-width="134.7pt"/>
    </style:style>
    <style:style style:name="co4" style:family="table-column">
      <style:table-column-properties fo:break-before="auto" style:column-width="240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ternal Functions in IDM8.0SP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spatcher Engine</text:p>
          </table:table-cell>
          <table:table-cell table:style-name="ce1" office:value-type="string" calcext:value-type="string">
            <text:p>Status Implementation</text:p>
          </table:table-cell>
          <table:table-cell table:style-name="ce1" office:value-type="string" calcext:value-type="string">
            <text:p>Remark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ddAuditInfo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No auditid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AppContextVar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ApplyPend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CheckF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Ile API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CheckMembership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ChecksumFile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Both MD5 and SHA-1 are considered insec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CkSum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CompareHash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DESDecryp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ESEncryp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Encryp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t the moment only Keys.ini key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ErrMs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Erro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rites to JAVA AS log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ExpandString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FingerPrint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FromBase64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FromF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Ile API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FromHex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neratePassword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nHash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Approvers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AttrsOfTyp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AuditID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No auditid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ChangeValues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Constant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ContextVar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Coun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DeltaInfo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EntryID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Simple to implement, but superfluo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ErrCoun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ErrorInfo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GeneralizedTimeZ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Date() objects and methods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Global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re are no global variab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GUID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IDStor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IniFil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PackageTaskID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PassDocumentation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There are no p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PassSubjec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re are no p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ProvisionUs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auditid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Repository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repository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RepositoryNam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repository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RepositoryPackage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repository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Repository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repository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TaskID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Simple to implement, but superfluo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TaskNam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TaskRoot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User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job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WarnCoun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HexToByt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HTMLEscap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HTMLEUnescap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ncContext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ontext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nfo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nt8ToDat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Approval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Compar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Creat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Delet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Get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GetEntry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GetError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GetValu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_LinkEntrie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nGetValue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IS_PrivReconc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RepairEntr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ResolveDynamicGroup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Rever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SetApprova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SetDirt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SetValu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sGet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sGetValu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Touch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Running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KillFile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Ile API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DAPGetDN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DAPGetEntry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ocaleToSapLanguag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ookupCl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ookupCreateD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ookupDel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ookupOpen</text:p>
          </table:table-cell>
          <table:table-cell table:number-columns-repeated="2"/>
          <table:table-cell office:value-type="string" calcext:value-type="string">
            <text:p>Requires MS Access and Windows Engine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ookupSe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ookupSe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MD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ecure/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MGetContext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ontext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ewEntr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rovis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utIniFil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eformatDat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eplaceBinar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eplaceStr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epositoryConfi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epositoryStatus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esetDelt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esolveDGMembershi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etryPrivilegeAd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etryPrivilegeRemov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unJobNow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apLang1ToLanguag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pLanguageToLang1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pLanguageToLocal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lec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ndSMTPMessag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ndSNMPTrap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tContextVar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No context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tExitCod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tGlobal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tJobToErro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tRepository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tUser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HA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hell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hellRead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ki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lee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appropriate Javascript function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plitStr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appropriate Javascript function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to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trConv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appropriate Javascript function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oBase64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oBinFil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oF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Ile API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oHex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Warn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18:28:45.9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1:08:32.828000000</meta:creation-date>
    <dc:date>2017-07-04T18:29:12.845000000</dc:date>
    <meta:editing-duration>PT46M16S</meta:editing-duration>
    <meta:editing-cycles>14</meta:editing-cycles>
    <meta:generator>LibreOffice/5.3.4.2$Windows_X86_64 LibreOffice_project/f82d347ccc0be322489bf7da61d7e4ad13fe2ff3</meta:generator>
    <meta:document-statistic meta:table-count="1" meta:cell-count="385" meta:object-count="0"/>
  </office:meta>
</office:document-meta>
</file>